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6c900" officeooo:paragraph-rsid="0016c900"/>
    </style:style>
    <style:style style:name="P2" style:family="paragraph" style:parent-style-name="Standard" style:list-style-name="L1">
      <style:text-properties officeooo:rsid="00182e92" officeooo:paragraph-rsid="00182e92"/>
    </style:style>
    <style:style style:name="T1" style:family="text">
      <style:text-properties officeooo:rsid="00182e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94822568" text:style-name="L1">
        <text:list-item>
          <text:p text:style-name="P2">Meet the Team</text:p>
        </text:list-item>
        <text:list-item>
          <text:p text:style-name="P1">Title Page</text:p>
          <text:list>
            <text:list-item>
              <text:p text:style-name="P1">Name</text:p>
              <text:list>
                <text:list-item>
                  <text:p text:style-name="P1">Spooky Jame Gam 2023</text:p>
                </text:list-item>
              </text:list>
            </text:list-item>
            <text:list-item>
              <text:p text:style-name="P1">Concept Statement</text:p>
              <text:list>
                <text:list-item>
                  <text:p text:style-name="P1">Horror Game inspired by the Game Jam theme of “<text:span text:style-name="T1">Body Horror” and mutators of “The Player Can’t See,” “Screwdriver,” and “Out of Game.”</text:span></text:p>
                </text:list-item>
              </text:list>
            </text:list-item>
            <text:list-item>
              <text:p text:style-name="P2">Genre</text:p>
              <text:list>
                <text:list-item>
                  <text:p text:style-name="P2">Horror Thriller</text:p>
                </text:list-item>
              </text:list>
            </text:list-item>
            <text:list-item>
              <text:p text:style-name="P2">Mechanics</text:p>
            </text:list-item>
            <text:list-item>
              <text:p text:style-name="P2">The Story</text:p>
              <text:list>
                <text:list-item>
                  <text:p text:style-name="P2">Characters</text:p>
                </text:list-item>
                <text:list-item>
                  <text:p text:style-name="P2">Setting</text:p>
                </text:list-item>
                <text:list-item>
                  <text:p text:style-name="P2">Target Audience</text:p>
                </text:list-item>
                <text:list-item>
                  <text:p text:style-name="P2">Levels</text:p>
                </text:list-item>
                <text:list-item>
                  <text:p text:style-name="P2">User Interface</text:p>
                </text:list-item>
                <text:list-item>
                  <text:p text:style-name="P2">Technical</text:p>
                </text:list-item>
                <text:list-item>
                  <text:p text:style-name="P2">Assests</text:p>
                </text:list-item>
              </text:list>
            </text:list-item>
            <text:list-item>
              <text:p text:style-name="P2">Project Status Report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7T19:34:20.186000000</dc:date>
    <meta:editing-duration>PT2H11M3S</meta:editing-duration>
    <meta:editing-cycles>1</meta:editing-cycles>
    <meta:document-statistic meta:table-count="0" meta:image-count="0" meta:object-count="0" meta:page-count="1" meta:paragraph-count="18" meta:word-count="71" meta:character-count="342" meta:non-whitespace-character-count="307"/>
    <meta:generator>LibreOffice/7.1.3.2$Windows_X86_64 LibreOffice_project/47f78053abe362b9384784d31a6e56f8511eb1c1</meta:generator>
  </office:meta>
</office:document-meta>
</file>